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Liberation Serif"/>
    </style:style>
    <style:style style:name="P4" style:family="paragraph" style:parent-style-name="Standard" style:list-style-name="L1"/>
    <style:style style:name="P5" style:family="paragraph" style:parent-style-name="Standard">
      <style:text-properties style:font-name="Liberation Serif1"/>
    </style:style>
    <style:style style:name="P6" style:family="paragraph" style:parent-style-name="Standard">
      <style:text-properties style:font-name="Liberation Serif1" fo:font-weight="bold" style:font-weight-asian="bold" style:font-weight-complex="bold"/>
    </style:style>
    <style:style style:name="P7" style:family="paragraph" style:parent-style-name="Standard" style:list-style-name="L2">
      <style:text-properties style:font-name="Liberation Serif1"/>
    </style:style>
    <style:style style:name="P8" style:family="paragraph" style:parent-style-name="Standard">
      <style:text-properties style:font-name="Liberation Serif1" fo:font-weight="normal" style:font-weight-asian="normal" style:font-weight-complex="normal"/>
    </style:style>
    <style:style style:name="P9" style:family="paragraph" style:parent-style-name="Standard" style:list-style-name="L3"/>
    <style:style style:name="T1" style:family="text">
      <style:text-properties style:font-name="Liberation Serif1"/>
    </style:style>
    <style:style style:name="T2" style:family="text">
      <style:text-properties style:font-name="Liberation Serif1" fo:font-weight="normal" style:font-weight-asian="normal" style:font-weight-complex="normal"/>
    </style:style>
    <style:style style:name="T3" style:family="text">
      <style:text-properties style:font-name="Liberation Seri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1 Creating an invoice without authenticating</text:h>
      <text:p text:style-name="P1">Precondition:</text:p>
      <text:p text:style-name="Standard">Bob is not a registered user at PayMeNow<text:span text:style-name="T1">®.</text:span></text:p>
      <text:p text:style-name="P1"/>
      <text:p text:style-name="P1">Story:</text:p>
      <text:p text:style-name="Standard">Bob and Jack are having a beer. Jack has forgot his wallet home, so Bob is lending money to Jack. Next morning Bob goes to PayMeNow<text:span text:style-name="T1">®</text:span><text:span text:style-name="T3"> to create an invoice for last night. On the front page he decides to create a new invoice without registering. </text:span></text:p>
      <text:p text:style-name="P3"/>
      <text:p text:style-name="Standard"><text:span text:style-name="T3">Bob is shown a screen declaring the benefits of registration but he still decides to continue without creating an account. Bob is taken to the new invoice input page and he fills in his email, his bank account number, Jack's email and the due amount for Jack. After submitting the invoice Bob receives an email from PayMeNow</text:span><text:span text:style-name="T1">® containing</text:span><text:span text:style-name="T3"> a confirmation link that he follows to activate the created invoice. </text:span></text:p>
      <text:p text:style-name="P3"/>
      <text:p text:style-name="P3">Same link works as an administration link later. Once the invoice is confirmed, Jack is sent an email informing him of the due amount and a link to receive the payment information.</text:p>
      <text:p text:style-name="P1"/>
      <text:p text:style-name="P1">Derived functional requirements:</text:p>
      <text:list xml:id="list13027013661" text:style-name="L1">
        <text:list-item>
          <text:p text:style-name="P4">Allowed to create invoice without authenticating</text:p>
        </text:list-item>
        <text:list-item>
          <text:p text:style-name="P4">Confirmation link in email for unauthenticated invoices</text:p>
        </text:list-item>
        <text:list-item>
          <text:p text:style-name="P4">Administration link in email for unauthenticated invoices</text:p>
        </text:list-item>
        <text:list-item>
          <text:p text:style-name="P4">Notification email for due amount</text:p>
        </text:list-item>
      </text:list>
      <text:p text:style-name="Standard"/>
      <text:h text:style-name="Heading_20_2" text:outline-level="2">#2 Paying an invoice without authenticating</text:h>
      <text:p text:style-name="P1">Precondition:</text:p>
      <text:p text:style-name="Standard">Jack is not a registered user at PayMeNow<text:span text:style-name="T1">®</text:span></text:p>
      <text:p text:style-name="P6"/>
      <text:p text:style-name="P6">Story:</text:p>
      <text:p text:style-name="P5">Jack receives an email from PayMeNow® indicating that he is due some money for Bob for last night's beers. Email lists the due amount and short description provided by Bob. In addition there is a link to the invoice at PayMeNow®. </text:p>
      <text:p text:style-name="P5"/>
      <text:p text:style-name="P5">Jack follows the link and is taken to screen listing the benefits of registration. Jack decides not to register yet and follows a link to take him to directly to the invoice. On the invoice page Jack is provided with invoice details: invoice description, due amount and Bob's bank account number. In addition there is a virtual barcode that can be used to pay the invoice at Jack's online bank.</text:p>
      <text:p text:style-name="P5"/>
      <text:p text:style-name="P5">Jack opens his online bank service and pays the due amount by inputting the virtual barcode from the invoice. Then he returns to PayMeNow® invoice and marks the dept paid with a short comment. Bob receives an email notification that Jack has paid his dept.</text:p>
      <text:p text:style-name="P5"/>
      <text:p text:style-name="P6">Derived functional requirements:</text:p>
      <text:list xml:id="list1625108520" text:style-name="L2">
        <text:list-item>
          <text:p text:style-name="P7">Allowed to make payments without authenticating</text:p>
        </text:list-item>
        <text:list-item>
          <text:p text:style-name="P7"><text:soft-page-break/>Invoice email contains a link to the invoice at PayMeNow® </text:p>
        </text:list-item>
        <text:list-item>
          <text:p text:style-name="P7">Invoice contains payment information accompanied with virtual barcode</text:p>
        </text:list-item>
        <text:list-item>
          <text:p text:style-name="P7">Invoice can be marked as paid</text:p>
        </text:list-item>
        <text:list-item>
          <text:p text:style-name="P7">Email notification is sent to invoice owner when invoice is marked as paid</text:p>
          <text:p text:style-name="P7"><text:s/></text:p>
        </text:list-item>
      </text:list>
      <text:h text:style-name="Heading_20_2" text:outline-level="2">#3 Registering a user account</text:h>
      <text:p text:style-name="P1">Precondition:</text:p>
      <text:p text:style-name="P2">Bob is not a registered user at PayMeNow<text:span text:style-name="T1">®. He has made a few invoices using the system.</text:span></text:p>
      <text:p text:style-name="P6"/>
      <text:p text:style-name="P6">Story:</text:p>
      <text:p text:style-name="P8">Bob has been making invoices with PayMeNow® but has never registered himself as an user. He decides to create himself an account and goes to the PayMeNow® home page. From there he follows the registration link and is taken to registration form. He fills in the required information: email address and password. In addition he supplies bank account numbers for his both bank accounts. Submitting the form shows information page stating that a confirmation email was sent to provided email address.</text:p>
      <text:p text:style-name="P8"/>
      <text:p text:style-name="P8">Confirmation email is sent to Bob's email with a confirmation link that activates the account. Following the link takes Bob to a page informing that registration was successful and automatically logs Bob in to <text:s text:c="2"/>PayMeNow®. <text:s/>... shows all the invoices with his email ....</text:p>
      <text:p text:style-name="P1"><text:a xlink:type="simple" xlink:href="slot:"><text:span text:style-name="T2"/></text:a></text:p>
      <text:p text:style-name="P6">Derived functional requirements:</text:p>
      <text:list xml:id="list1572006330" text:style-name="L3">
        <text:list-item>
          <text:p text:style-name="P9">Possibility to add bank account numbers to account</text:p>
        </text:list-item>
        <text:list-item>
          <text:p text:style-name="P9">Account is verified by following a link in the confirmation email</text:p>
        </text:list-item>
        <text:list-item>
          <text:p text:style-name="P9">Following the confirmation email logs the user in automatically. This works only once.</text:p>
        </text:list-item>
      </text:list>
      <text:p text:style-name="Standard"/>
      <text:p text:style-name="Standard">Managing user profile</text:p>
      <text:p text:style-name="Standard"/>
      <text:p text:style-name="Standard">Adding email accounts. Yes you can have man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ko Ravimo</meta:initial-creator>
    <meta:creation-date>2013-02-12T20:49:40</meta:creation-date>
    <dc:date>2013-02-16T23:35:30</dc:date>
    <dc:creator>Mikko Ravimo</dc:creator>
    <meta:editing-duration>PT37H48M01S</meta:editing-duration>
    <meta:editing-cycles>14</meta:editing-cycles>
    <meta:generator>OpenOffice.org/3.2$Unix OpenOffice.org_project/320m19$Build-9505</meta:generator>
    <meta:document-statistic meta:table-count="0" meta:image-count="0" meta:object-count="0" meta:page-count="2" meta:paragraph-count="38" meta:word-count="617" meta:character-count="3668"/>
  </office:meta>
</office:document-meta>
</file>